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835in"/>
    </style:style>
    <style:style style:name="P2" style:family="paragraph" style:parent-style-name="Standard">
      <style:paragraph-properties fo:margin-top="0in" fo:margin-bottom="0.0835in"/>
      <style:text-properties fo:font-style="italic" fo:font-weight="bold" style:font-style-asian="italic" style:font-weight-asian="bold"/>
    </style:style>
    <style:style style:name="P3" style:family="paragraph" style:parent-style-name="Normalny_20__28_Web_29_">
      <style:paragraph-properties fo:margin-top="0.0835in" fo:margin-bottom="0in"/>
      <style:text-properties fo:language="en" fo:country="US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Early Victory Strategy</text:h>
      <text:p text:style-name="P2">Let your trainees know they are doing well at the very beginning.</text:p>
      <text:p text:style-name="P1">Start with something short &amp; easy. Do a small interactive exercise at the very beginning that you are 100% sure of that all trainees are able to solve. The purpose of this is to build self-confidence towards the exercises that follow. It also mentally warms up the group.</text:p>
      <text:p text:style-name="P1">This can be used to introduce a new topic, but also to repeat some content from the previous lesson.</text:p>
      <text:p text:style-name="P3"><text:span text:style-name="T1">Example:</text:span> A single slide with a multiple-choice or association exercise works well for th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ny_20__28_Web_29_" style:display-name="Normalny (Web)" style:family="paragraph" style:parent-style-name="Standard">
      <style:paragraph-properties fo:margin-top="0.1945in" fo:margin-bottom="0.0827in" fo:line-height="100%" fo:text-align="start" style:justify-single-word="false" fo:orphans="2" fo:widows="2" fo:hyphenation-ladder-count="no-limit"/>
      <style:text-properties fo:color="#000000" fo:language="pl" fo:country="PL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9:29:25</meta:creation-date>
    <dc:date>2014-10-27T19:29:41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5" meta:word-count="96" meta:character-count="549" meta:non-whitespace-character-count="458"/>
    <meta:generator>LibreOffice/3.5$Linux_X86_64 LibreOffice_project/350m1$Build-2</meta:generator>
  </office:meta>
</office:document-meta>
</file>